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087" officeooo:paragraph-rsid="0004d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Write a Java Program that computes multiplication, division and subtraction of two arguments that is passed from the main method.</text:p>
      <text:p text:style-name="P1"/>
      <text:p text:style-name="P1">Class Calculator{</text:p>
      <text:p text:style-name="P1"/>
      <text:p text:style-name="P1"><text:tab/><text:bookmark-start text:name="__DdeLink__766_228431546"/>int multiplication(int a, int b){</text:p>
      <text:p text:style-name="P1"><text:tab/><text:tab/>return a*b;</text:p>
      <text:p text:style-name="P1"><text:tab/>}</text:p>
      <text:p text:style-name="P1"/>
      <text:p text:style-name="P1"><text:tab/>int divison(int a, int b){</text:p>
      <text:p text:style-name="P1"><text:tab/><text:tab/>return a/b;</text:p>
      <text:p text:style-name="P1"><text:tab/>}</text:p>
      <text:p text:style-name="P1"/>
      <text:p text:style-name="P1"><text:tab/>int subtraction(int a, int b){</text:p>
      <text:p text:style-name="P1"><text:tab/><text:tab/>return a-b;</text:p>
      <text:p text:style-name="P1"><text:tab/>}<text:bookmark-end text:name="__DdeLink__766_228431546"/></text:p>
      <text:p text:style-name="P1"/>
      <text:p text:style-name="P1">}</text:p>
      <text:p text:style-name="P1"/>
      <text:p text:style-name="P1"/>
      <text:p text:style-name="P1">class Test{</text:p>
      <text:p text:style-name="P1"><text:tab/>main(){</text:p>
      <text:p text:style-name="P1"><text:tab/><text:tab/>Calculator calc = new Calculator();</text:p>
      <text:p text:style-name="P1"/>
      <text:p text:style-name="P1"><text:tab/><text:tab/><text:bookmark-start text:name="__DdeLink__768_228431546"/>calc.multiplication(10,2);</text:p>
      <text:p text:style-name="P1"><text:tab/><text:tab/>calc. Divison(10,2);</text:p>
      <text:p text:style-name="P1"><text:tab/><text:tab/>calc.subtraction(10,2);<text:bookmark-end text:name="__DdeLink__768_228431546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44:51.787860000</meta:creation-date>
    <dc:date>2023-04-10T10:55:01.804453701</dc:date>
    <meta:editing-duration>PT10M10S</meta:editing-duration>
    <meta:editing-cycles>1</meta:editing-cycles>
    <meta:document-statistic meta:table-count="0" meta:image-count="0" meta:object-count="0" meta:page-count="1" meta:paragraph-count="18" meta:word-count="59" meta:character-count="415" meta:non-whitespace-character-count="353"/>
    <meta:generator>LibreOffice/7.3.7.2$Linux_X86_64 LibreOffice_project/30$Build-2</meta:generator>
  </office:meta>
</office:document-meta>
</file>